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291cm" svg:height="8.591cm" svg:x="0.1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7:23:06.269832500</dc:date>
    <meta:editing-duration>PT3M52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592cm" xlink:href="." xlink:type="simple" chart:class="chart:scatter" chart:style-name="ch1">
        <chart:plot-area chart:style-name="ch2" chart:data-source-has-labels="both" svg:x="0.305cm" svg:y="0.171cm" svg:width="14.682cm" svg:height="8.25cm">
          <chartooo:coordinate-region svg:x="0.847cm" svg:y="0.37cm" svg:width="14.046cm" svg:height="7.8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8704694055762">
                <text:p>-1.8704694055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67562801868943">
                <text:p>0.667562801868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0290660370726">
                <text:p>2.70290660370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70290660370726">
                <text:p>2.70290660370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67562801868944">
                <text:p>0.667562801868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8704694055762">
                <text:p>-1.870469405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8704694055762">
                <text:p>-1.8704694055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67562801868942">
                <text:p>0.667562801868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